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1">We drov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10"><text:span text:style-name="T1"/></text:p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list xml:id="list5859630741634359214" text:style-name="L1">
        <text:list-item>
          <text:list>
            <text:list-header>
              <text:p text:style-name="P27"><text:s text:c="6"/></text:p>
            </text:list-header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25T11:51:48.76</dc:date>
    <dc:creator>James Lombardi</dc:creator>
    <meta:editing-duration>P1DT4H28M24S</meta:editing-duration>
    <meta:editing-cycles>216</meta:editing-cycles>
    <meta:document-statistic meta:table-count="0" meta:image-count="0" meta:object-count="0" meta:page-count="10" meta:paragraph-count="226" meta:word-count="2945" meta:character-count="14348"/>
  </office:meta>
</office:document-meta>
</file>